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keep-together="always" fo:keep-with-next="always"/>
    </style:style>
    <style:style style:name="P3"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 style:family="paragraph" style:parent-style-name="Text_20_body">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5" style:family="paragraph" style:parent-style-name="Standard" style:master-page-name="">
      <style:paragraph-properties fo:keep-together="always" style:page-number="auto" fo:break-before="auto" fo:break-after="auto" fo:keep-with-next="always"/>
    </style:style>
    <style:style style:name="P6" style:family="paragraph" style:parent-style-name="Text_20_body" style:master-page-name="">
      <style:paragraph-properties fo:margin-top="0.199cm" fo:margin-bottom="0cm" fo:keep-together="always" style:page-number="auto"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7" style:family="paragraph" style:parent-style-name="Standard" style:list-style-name="L1">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8" style:family="paragraph" style:parent-style-name="Standard" style:list-style-name="L1">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9" style:family="paragraph" style:parent-style-name="Standard" style:list-style-name="L1">
      <style:paragraph-properties fo:keep-together="always" fo:keep-with-next="always"/>
    </style:style>
    <style:style style:name="P10" style:family="paragraph" style:parent-style-name="Heading_20_2" style:master-page-name="">
      <style:paragraph-properties fo:keep-together="always" style:page-number="auto" fo:keep-with-next="always"/>
    </style:style>
    <style:style style:name="P11" style:family="paragraph" style:parent-style-name="Heading_20_2" style:master-page-name="">
      <style:paragraph-properties fo:keep-together="always" style:page-number="auto"/>
    </style:style>
    <style:style style:name="P12" style:family="paragraph" style:parent-style-name="Heading_20_3">
      <style:paragraph-properties fo:keep-together="always"/>
    </style:style>
    <style:style style:name="P13" style:family="paragraph" style:parent-style-name="Heading_20_3">
      <style:paragraph-properties fo:keep-together="always"/>
      <style:text-properties fo:font-weight="bold" style:font-weight-asian="bold" style:font-weight-complex="bold"/>
    </style:style>
    <style:style style:name="P14" style:family="paragraph" style:parent-style-name="Heading_20_3" style:master-page-name="">
      <style:paragraph-properties fo:keep-together="always" style:page-number="auto"/>
    </style:style>
    <style:style style:name="T1" style:family="text">
      <style:text-properties fo:font-weight="normal" style:font-weight-asian="normal" style:font-weight-complex="normal"/>
    </style:style>
    <style:style style:name="T2" style:family="text">
      <style:text-properties style:font-name="Arial"/>
    </style:style>
    <style:style style:name="T3" style:family="text">
      <style:text-properties style:font-name="Arial" fo:font-style="normal" fo:font-weight="normal" style:font-style-asian="normal" style:font-weight-asian="normal" style:font-style-complex="normal" style:font-weight-complex="normal"/>
    </style:style>
    <style:style style:name="T4" style:family="text">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T5" style:family="text">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T6" style:family="text">
      <style:text-properties style:use-window-font-color="true" style:font-name="Courier New"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T7" style:family="text">
      <style:text-properties fo:font-style="italic" style:font-style-asian="italic" style:font-style-complex="italic"/>
    </style:style>
    <style:style style:name="T8" style:family="text">
      <style:text-properties style:font-name="Courier New"/>
    </style:style>
    <style:style style:name="T9" style:family="text">
      <style:text-properties style:font-name="Courier New" fo:font-weight="bold" style:font-weight-asian="bold" style:font-weight-complex="bold"/>
    </style:style>
    <style:style style:name="fr1" style:family="graphic" style:parent-style-name="Frame">
      <style:graphic-properties style:vertical-pos="bottom" style:vertical-rel="page" style:horizontal-pos="right" style:horizontal-rel="page-content" fo:padding="0cm" fo:border="none" style:shadow="none"/>
    </style:style>
    <style:style style:name="fr2" style:family="graphic" style:parent-style-name="OLE">
      <style:graphic-properties style:run-through="foreground" style:wrap="none" style:vertical-pos="top" style:vertical-rel="text"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height="1.45cm" draw:z-index="1">
        <draw:text-box fo:min-width="3.911cm">
          <text:p text:style-name="Frame_20_contents">Legend: <text:span text:style-name="Done">Done</text:span>, <text:span text:style-name="Todo">ToDo</text:span></text:p>
        </draw:text-box>
      </draw:frame>
      <text:h text:style-name="Heading_20_1" text:outline-level="1"><text:span text:style-name="T2">Model: </text:span><text:span text:style-name="T8">poleno.mail</text:span> </text:h>
      <text:p text:style-name="Standard"><draw:frame draw:style-name="fr2" draw:name="Object1" text:anchor-type="as-char" svg:width="17cm" svg:height="5.001cm" draw:z-index="0"><draw:object xlink:href="./Object 1" xlink:type="simple" xlink:show="embed" xlink:actuate="onLoad"/><draw:image xlink:href="./ObjectReplacements/Object 1" xlink:type="simple" xlink:show="embed" xlink:actuate="onLoad"/></draw:frame></text:p>
      <text:p text:style-name="Standard"/>
      <text:h text:style-name="P10" text:outline-level="2">Message</text:h>
      <text:p text:style-name="P5"><text:span text:style-name="Done">Represents a single inbound or outbound e‑mail message.</text:span></text:p>
      <text:p text:style-name="P3">Backward Relations:</text:p>
      <text:list xml:id="list753865941" text:style-name="L1">
        <text:list-item>
          <text:p text:style-name="P7"><text:span text:style-name="Done"><text:span text:style-name="T9">recipient_set</text:span></text:span><text:span text:style-name="Done"><text:span text:style-name="T1">: List of Recipients; Should NOT be empty; Ordered by id.</text:span></text:span></text:p>
        </text:list-item>
        <text:list-item>
          <text:p text:style-name="P7"><text:span text:style-name="Done"><text:span text:style-name="T9">attachment_set</text:span></text:span><text:span text:style-name="Done"><text:span text:style-name="T1">: List of Attachments; May be empty; Ordered by id.</text:span></text:span></text:p>
        </text:list-item>
      </text:list>
      <text:p text:style-name="P4">Properties<text:span text:style-name="T1">:</text:span></text:p>
      <text:list xml:id="list1106467598" text:continue-numbering="true" text:style-name="L1">
        <text:list-item>
          <text:p text:style-name="P7"><text:span text:style-name="Done"><text:span text:style-name="T9">type</text:span></text:span><text:span text:style-name="Done"><text:span text:style-name="T1">: Choice; May NOT be NULL.</text:span></text:span></text:p>
          <text:list>
            <text:list-item>
              <text:p text:style-name="P8"><text:span text:style-name="Done"><text:span text:style-name="T7">inbound</text:span></text:span></text:p>
            </text:list-item>
            <text:list-item>
              <text:p text:style-name="P8"><text:span text:style-name="Done"><text:span text:style-name="T7">outbound</text:span></text:span></text:p>
            </text:list-item>
          </text:list>
        </text:list-item>
        <text:list-item>
          <text:p text:style-name="P8"><text:span text:style-name="Done"><text:span text:style-name="T9">processed</text:span></text:span><text:span text:style-name="Done">: Datetime ; May be NULL.<text:line-break/>Time the message was sent/received. NULL for queued outbound messages.</text:span></text:p>
        </text:list-item>
        <text:list-item>
          <text:p text:style-name="P8"><text:span text:style-name="Done"><text:span text:style-name="T9">from_name</text:span></text:span><text:span text:style-name="Done">: String; May be empty.</text:span></text:p>
        </text:list-item>
        <text:list-item>
          <text:p text:style-name="P8"><text:span text:style-name="Done"><text:span text:style-name="T9">from_mail</text:span></text:span><text:span text:style-name="Done">: E-mail; Should NOT be empty.</text:span></text:p>
        </text:list-item>
        <text:list-item>
          <text:p text:style-name="P8"><text:span text:style-name="Done"><text:span text:style-name="T9">received_for</text:span></text:span><text:span text:style-name="Done">: E-mail; May be empty.<text:line-break/>The address we received the message for. It may, but does not have to be among the message recipients, as the address may have been bcc-ed to. The address is empty for all outbound messages and may be empty for some inbound messages if we don't know it, or the used e-mail transport doesn't support it.</text:span></text:p>
        </text:list-item>
        <text:list-item>
          <text:p text:style-name="P8"><text:span text:style-name="Done"><text:span text:style-name="T9">subject</text:span></text:span><text:span text:style-name="Done">: String; May be empty.</text:span></text:p>
        </text:list-item>
        <text:list-item>
          <text:p text:style-name="P8"><text:span text:style-name="Done"><text:span text:style-name="T9">text</text:span></text:span><text:span text:style-name="Done"> and </text:span><text:span text:style-name="Done"><text:span text:style-name="T9">html</text:span></text:span><text:span text:style-name="Done">: String; May be empty.<text:line-break/>Text/plain and text/html body alternatives of the message. At least one should be defined.</text:span></text:p>
        </text:list-item>
        <text:list-item>
          <text:p text:style-name="P8"><text:span text:style-name="Done"><text:span text:style-name="T9">headers</text:span></text:span><text:span text:style-name="Done">: JSON; May be empty.<text:line-break/>Dictionary mapping header names to their values, or lists of their values. For outbound messages it contains only extra headers added by the sender. For inbound messages it contains all message headers.</text:span></text:p>
        </text:list-item>
      </text:list>
      <text:p text:style-name="P6">Computed Properties:</text:p>
      <text:list xml:id="list1235709125" text:continue-numbering="true" text:style-name="L1">
        <text:list-item>
          <text:p text:style-name="P9"><text:span text:style-name="Done"><text:span text:style-name="T6">from_full</text:span></text:span><text:span text:style-name="Done"><text:span text:style-name="T4">: String; May be empty; Read-write.<text:line-break/>Full from address made of </text:span></text:span><text:span text:style-name="Done"><text:span text:style-name="T6">from_name</text:span></text:span><text:span text:style-name="Done"><text:span text:style-name="T4"> and </text:span></text:span><text:span text:style-name="Done"><text:span text:style-name="T6">from_mail</text:span></text:span><text:span text:style-name="Done"><text:span text:style-name="T4">.</text:span></text:span></text:p>
        </text:list-item>
        <text:list-item>
          <text:p text:style-name="P8"><text:span text:style-name="Done"><text:span text:style-name="T9">to_full</text:span></text:span><text:span text:style-name="Done"><text:span text:style-name="T4">, </text:span></text:span><text:span text:style-name="Done"><text:span text:style-name="T9">cc_full</text:span></text:span><text:span text:style-name="Done"><text:span text:style-name="T4"> and </text:span></text:span><text:span text:style-name="Done"><text:span text:style-name="T9">bcc_full</text:span></text:span><text:span text:style-name="Done"><text:span text:style-name="T4">: String; May be empty; Read-only.<text:line-break/>Comma separated lists of full addresses of message recipients of the respective type.</text:span></text:span></text:p>
        </text:list-item>
      </text:list>
      <text:p text:style-name="Text_20_body"/>
      <text:h text:style-name="P10" text:outline-level="2"><text:soft-page-break/>Recipient</text:h>
      <text:p text:style-name="P2">Relations<text:span text:style-name="T3">:</text:span></text:p>
      <text:list xml:id="list78788238" text:continue-numbering="true" text:style-name="L1">
        <text:list-item>
          <text:p text:style-name="P7"><text:span text:style-name="Done"><text:span text:style-name="T9">message</text:span></text:span><text:span text:style-name="Done"><text:span text:style-name="T1">: Message; May NOT be NULL.</text:span></text:span></text:p>
        </text:list-item>
      </text:list>
      <text:p text:style-name="P4"><text:span text:style-name="T5">Properties</text:span><text:span text:style-name="T4">:</text:span></text:p>
      <text:list xml:id="list1210270394" text:continue-numbering="true" text:style-name="L1">
        <text:list-item>
          <text:p text:style-name="P8"><text:span text:style-name="Done"><text:span text:style-name="T9">name</text:span></text:span><text:span text:style-name="Done">: String; May be empty.</text:span></text:p>
        </text:list-item>
        <text:list-item>
          <text:p text:style-name="P8"><text:span text:style-name="Done"><text:span text:style-name="T9">mail</text:span></text:span><text:span text:style-name="Done">: E-mail; May NOT be empty.</text:span></text:p>
        </text:list-item>
        <text:list-item>
          <text:p text:style-name="P7"><text:span text:style-name="Done"><text:span text:style-name="T9">type</text:span></text:span><text:span text:style-name="Done"><text:span text:style-name="T1">: Choice; May NOT be NULL.</text:span></text:span></text:p>
          <text:list>
            <text:list-item>
              <text:p text:style-name="P8"><text:span text:style-name="Done"><text:span text:style-name="T7">to</text:span></text:span></text:p>
            </text:list-item>
            <text:list-item>
              <text:p text:style-name="P8"><text:span text:style-name="Done"><text:span text:style-name="T7">cc</text:span></text:span></text:p>
            </text:list-item>
            <text:list-item>
              <text:p text:style-name="P8"><text:span text:style-name="Done"><text:span text:style-name="T7">bcc</text:span></text:span></text:p>
            </text:list-item>
          </text:list>
        </text:list-item>
        <text:list-item>
          <text:p text:style-name="P7"><text:span text:style-name="Done"><text:span text:style-name="T9">status</text:span></text:span><text:span text:style-name="Done"><text:span text:style-name="T1">: Choice; May NOT be NULL.</text:span></text:span></text:p>
          <text:list>
            <text:list-item>
              <text:p text:style-name="P8"><text:span text:style-name="Done">For inbound messages:</text:span></text:p>
              <text:list>
                <text:list-item>
                  <text:p text:style-name="P8"><text:span text:style-name="Done"><text:span text:style-name="T7">inbound</text:span></text:span></text:p>
                </text:list-item>
              </text:list>
            </text:list-item>
            <text:list-item>
              <text:p text:style-name="P8"><text:span text:style-name="Done">For outbound messages:</text:span></text:p>
              <text:list>
                <text:list-item>
                  <text:p text:style-name="P8"><text:span text:style-name="Done"><text:span text:style-name="T7">undefined</text:span></text:span></text:p>
                </text:list-item>
                <text:list-item>
                  <text:p text:style-name="P8"><text:span text:style-name="Done"><text:span text:style-name="T7">queued</text:span></text:span><text:span text:style-name="Done">: The message is waiting to be sent.</text:span></text:p>
                </text:list-item>
                <text:list-item>
                  <text:p text:style-name="P8"><text:span text:style-name="Done"><text:span text:style-name="T7">rejected</text:span></text:span><text:span text:style-name="Done">: The message was rejected by the recipient.</text:span></text:p>
                </text:list-item>
                <text:list-item>
                  <text:p text:style-name="P8"><text:span text:style-name="Done"><text:span text:style-name="T7">invalid</text:span></text:span><text:span text:style-name="Done">: The e-mail transport refused the message as invalid for this recipient.</text:span></text:p>
                </text:list-item>
                <text:list-item>
                  <text:p text:style-name="P8"><text:span text:style-name="Done"><text:span text:style-name="T7">sent</text:span></text:span><text:span text:style-name="Done">: The message was successfully sent</text:span><text:span text:style-name="Done"> for this recipient</text:span><text:span text:style-name="Done">.</text:span></text:p>
                </text:list-item>
                <text:list-item>
                  <text:p text:style-name="P8"><text:span text:style-name="Done"><text:span text:style-name="T7">delivered</text:span></text:span><text:span text:style-name="Done">: There is an evidence the message was delivered to the recipient.</text:span></text:p>
                </text:list-item>
                <text:list-item>
                  <text:p text:style-name="P8"><text:span text:style-name="Done"><text:span text:style-name="T7">opened</text:span></text:span><text:span text:style-name="Done">: There is an evidence the message was opened by the recipient.</text:span></text:p>
                </text:list-item>
              </text:list>
            </text:list-item>
          </text:list>
        </text:list-item>
        <text:list-item>
          <text:p text:style-name="P8"><text:span text:style-name="Done"><text:span text:style-name="T9">status_details</text:span></text:span><text:span text:style-name="Done">: String; May be empty.<text:line-break/>Various details about </text:span><text:span text:style-name="Done"><text:span text:style-name="T9">status</text:span></text:span><text:span text:style-name="Done"> set by the e-mail transport. E.g. rejection reason.</text:span></text:p>
        </text:list-item>
        <text:list-item>
          <text:p text:style-name="P8"><text:span text:style-name="Done"><text:span text:style-name="T9">remote_id</text:span></text:span><text:span text:style-name="Done">: String; May be empty.<text:line-break/>Message id used by the e-mail transport.</text:span></text:p>
        </text:list-item>
      </text:list>
      <text:p text:style-name="P6">Computed Properties:</text:p>
      <text:list xml:id="list1250901001" text:continue-numbering="true" text:style-name="L1">
        <text:list-item>
          <text:p text:style-name="P9"><text:span text:style-name="Done"><text:span text:style-name="T9">full</text:span></text:span><text:span text:style-name="Done">: String; May NOT be empty; Read-write.<text:line-break/>Full address made of </text:span><text:span text:style-name="Done"><text:span text:style-name="T9">name</text:span></text:span><text:span text:style-name="Done"> and </text:span><text:span text:style-name="Done"><text:span text:style-name="T9">mail</text:span></text:span><text:span text:style-name="Done">.</text:span></text:p>
        </text:list-item>
      </text:list>
      <text:p text:style-name="Text_20_body"/>
      <text:h text:style-name="P10" text:outline-level="2">Attachment</text:h>
      <text:p text:style-name="P2">Relations<text:span text:style-name="T3">:</text:span></text:p>
      <text:list xml:id="list1084030903" text:continue-numbering="true" text:style-name="L1">
        <text:list-item>
          <text:p text:style-name="P7"><text:span text:style-name="Done"><text:span text:style-name="T9">message</text:span></text:span><text:span text:style-name="Done"><text:span text:style-name="T1">: Message; May NOT be NULL.</text:span></text:span></text:p>
        </text:list-item>
      </text:list>
      <text:p text:style-name="P4">Properties<text:span text:style-name="T1">:</text:span></text:p>
      <text:list xml:id="list1361550864" text:continue-numbering="true" text:style-name="L1">
        <text:list-item>
          <text:p text:style-name="P8"><text:span text:style-name="Done"><text:span text:style-name="T9">file</text:span></text:span><text:span text:style-name="Done">: File; May NOT be NULL.</text:span></text:p>
        </text:list-item>
        <text:list-item>
          <text:p text:style-name="P8"><text:span text:style-name="Done"><text:span text:style-name="T9">name</text:span></text:span><text:span text:style-name="Done">: String; Should NOT be empty; May NOT be trusted.<text:line-break/>The value does not have to be a valid filename. It's set by the e-mail sender.</text:span></text:p>
        </text:list-item>
        <text:list-item>
          <text:p text:style-name="P8"><text:span text:style-name="Done"><text:span text:style-name="T9">content_type</text:span></text:span><text:span text:style-name="Done">: String; Should NOT be empty; May NOT be trusted.<text:line-break/>The value does not have to be a valid content type. It's set by the e-mail sender.</text:span></text:p>
        </text:list-item>
      </text:list>
      <text:p text:style-name="P6">Computed Properties:</text:p>
      <text:list xml:id="list939929764" text:continue-numbering="true" text:style-name="L1">
        <text:list-item>
          <text:p text:style-name="P9"><text:span text:style-name="Done"><text:span text:style-name="T9">content</text:span></text:span><text:span text:style-name="Done">: String; May be empty; Read-only.</text:span></text:p>
        </text:list-item>
      </text:list>
      <text:p text:style-name="Text_20_body"/>
      <text:p text:style-name="Text_20_body"/>
      <text:p text:style-name="Text_20_body"/>
      <text:h text:style-name="P11" text:outline-level="2"><text:soft-page-break/>SMTP transport events</text:h>
      <text:h text:style-name="P12" text:outline-level="3"><text:span text:style-name="Done">Send outbound e-mails</text:span></text:h>
      <text:p text:style-name="P2"><text:span text:style-name="Done">Trigger: every few minutes if there are any queued outbound messages waiting.</text:span></text:p>
      <text:p text:style-name="Standard"/>
      <text:p text:style-name="Standard"/>
      <text:h text:style-name="P11" text:outline-level="2">IMAP transport events</text:h>
      <text:h text:style-name="P12" text:outline-level="3"><text:span text:style-name="Done">Poll for inbound e-mails</text:span></text:h>
      <text:p text:style-name="P2"><text:span text:style-name="Done">Trigger: every few minutes.</text:span></text:p>
      <text:p text:style-name="Standard"/>
      <text:p text:style-name="Standard"/>
      <text:h text:style-name="P11" text:outline-level="2">Mandrill transport events</text:h>
      <text:h text:style-name="P12" text:outline-level="3"><text:span text:style-name="Done">Send outbound e-mails</text:span></text:h>
      <text:p text:style-name="P2"><text:span text:style-name="Done">Trigger: every few minutes if there are any queued outbound messages waiting.</text:span></text:p>
      <text:p text:style-name="Standard"/>
      <text:p text:style-name="Standard"/>
      <text:h text:style-name="P14" text:outline-level="3"><text:span text:style-name="Done">Message status webhook event</text:span></text:h>
      <text:p text:style-name="P2"><text:span text:style-name="Done">Trigger: request to Mandrill webhook</text:span></text:p>
      <text:p text:style-name="P2"><text:span text:style-name="Done">Updates message recipient status according to the Mandrill event received. The message and the recipient is identified by its </text:span><text:span text:style-name="Done"><text:span text:style-name="T6">remote_id</text:span></text:span><text:span text:style-name="Done">.</text:span></text:p>
      <text:p text:style-name="Standard"/>
      <text:p text:style-name="Standard"/>
      <text:h text:style-name="P14" text:outline-level="3"><text:span text:style-name="Done">Inbound e-mail webhook event</text:span></text:h>
      <text:p text:style-name="P2"><text:span text:style-name="Done">Trigger: request to Mandrill webhook</text:span></text:p>
      <text:p text:style-name="Standard"/>
      <text:p text:style-name="Standard"/>
      <text:h text:style-name="P11" text:outline-level="2">Mandrill transport views</text:h>
      <text:h text:style-name="P12" text:outline-level="3"><text:span text:style-name="Done">Mandrill webhook</text:span></text:h>
      <text:p text:style-name="P2"><text:span text:style-name="Done">URL: </text:span><text:span text:style-name="Done"><text:span text:style-name="T8">/mandrill/webhook/</text:span></text:span></text:p>
      <text:p text:style-name="Standard"/>
      <text:p text:style-name="Standard"/>
      <text:h text:style-name="P11" text:outline-level="2">Administration</text:h>
      <text:h text:style-name="P13" text:outline-level="3"><text:span text:style-name="Todo">List of All E‑mails</text:span></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cm" fo:margin-bottom="0.21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199cm" fo:margin-bottom="0cm"/>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top="0cm" fo:margin-bottom="0.499cm"/>
      <style:text-properties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499cm"/>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text-properties style:font-name-asian="OpenSymbol1"/>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asian="OpenSymbol1"/>
    </style:style>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text-properties style:font-name-asian="OpenSymbol1"/>
    </style:style>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text-properties style:font-name-asian="OpenSymbol1"/>
    </style:style>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text-properties style:font-name-asian="OpenSymbol1"/>
    </style:style>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text-properties style:font-name-asian="OpenSymbol1"/>
    </style:style>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text-properties style:font-name-asian="OpenSymbol1"/>
    </style:style>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text-properties style:font-name-asian="OpenSymbol1"/>
    </style:style>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text-properties style:font-name-asian="OpenSymbol1"/>
    </style:style>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text-properties style:font-name-asian="OpenSymbol1"/>
    </style:style>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text-properties style:font-name-asian="OpenSymbol1"/>
    </style:style>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text-properties style:font-name-asian="OpenSymbol1"/>
    </style:style>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text-properties style:font-name-asian="OpenSymbol1"/>
    </style:style>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text-properties style:font-name-asian="OpenSymbol1"/>
    </style:style>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text-properties style:font-name-asian="OpenSymbol1"/>
    </style:style>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text-properties style:font-name-asian="OpenSymbol1"/>
    </style:style>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text-properties style:font-name-asian="OpenSymbol1"/>
    </style:style>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text-properties style:font-name-asian="OpenSymbol1"/>
    </style:style>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text-properties style:font-name-asian="OpenSymbol1"/>
    </style:style>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text-properties style:font-name-asian="OpenSymbol1"/>
    </style:style>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text-properties style:font-name-asian="OpenSymbol1"/>
    </style:style>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text-properties style:font-name-asian="OpenSymbol1"/>
    </style:style>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6_20_2" style:display-name="RTF_Num 46 2" style:family="text">
      <style:text-properties style:font-name-asian="OpenSymbol1"/>
    </style:style>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style style:name="RTF_5f_Num_20_47_20_2" style:display-name="RTF_Num 47 2" style:family="text"/>
    <style:style style:name="RTF_5f_Num_20_47_20_3" style:display-name="RTF_Num 47 3" style:family="text"/>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text-properties style:font-name-asian="OpenSymbol1"/>
    </style:style>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text-properties style:font-name-asian="OpenSymbol1"/>
    </style:style>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Source_20_Text" style:display-name="Source Text" style:family="text">
      <style:text-properties style:font-name="Droid Sans Mono" style:font-name-asian="Droid Sans Fallback1" style:font-name-complex="Lohit Hindi3"/>
    </style:style>
    <style:style style:name="Teletype" style:family="text">
      <style:text-properties style:font-name="Droid Sans Mono" style:font-name-asian="Droid Sans Fallback1" style:font-name-complex="Lohit Hindi3"/>
    </style:style>
    <style:style style:name="Variable" style:family="text">
      <style:text-properties fo:font-style="italic" style:font-style-asian="italic" style:font-style-complex="italic"/>
    </style:style>
    <style:style style:name="Done" style:family="text">
      <style:text-properties fo:background-color="#ffffcc" style:font-size-asian="10.5pt"/>
    </style:style>
    <style:style style:name="Todo" style:family="text">
      <style:text-properties fo:background-color="#e6e6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number text:level="1" text:style-name="RTF_5f_Num_20_1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text:style-name="RTF_5f_Num_20_1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text:style-name="RTF_5f_Num_20_1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number text:level="1" text:style-name="RTF_5f_Num_20_1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text:style-name="RTF_5f_Num_20_1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0" style:display-name="RTF_Num 20">
      <text:list-level-style-number text:level="1" text:style-name="RTF_5f_Num_20_2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1" style:display-name="RTF_Num 21">
      <text:list-level-style-number text:level="1" text:style-name="RTF_5f_Num_20_2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number text:level="1" text:style-name="RTF_5f_Num_20_2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3" style:display-name="RTF_Num 23">
      <text:list-level-style-number text:level="1" text:style-name="RTF_5f_Num_20_2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list-level-style-number text:level="1" text:style-name="RTF_5f_Num_20_2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5" style:display-name="RTF_Num 25">
      <text:list-level-style-number text:level="1" text:style-name="RTF_5f_Num_20_2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6" style:display-name="RTF_Num 26">
      <text:list-level-style-number text:level="1" text:style-name="RTF_5f_Num_20_2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7" style:display-name="RTF_Num 27">
      <text:list-level-style-number text:level="1" text:style-name="RTF_5f_Num_20_2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8" style:display-name="RTF_Num 28">
      <text:list-level-style-number text:level="1" text:style-name="RTF_5f_Num_20_2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9" style:display-name="RTF_Num 29">
      <text:list-level-style-number text:level="1" text:style-name="RTF_5f_Num_20_2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0" style:display-name="RTF_Num 30">
      <text:list-level-style-number text:level="1" text:style-name="RTF_5f_Num_20_3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1" style:display-name="RTF_Num 31">
      <text:list-level-style-number text:level="1" text:style-name="RTF_5f_Num_20_3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3" style:display-name="RTF_Num 33">
      <text:list-level-style-number text:level="1" text:style-name="RTF_5f_Num_20_3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4" style:display-name="RTF_Num 34">
      <text:list-level-style-number text:level="1" text:style-name="RTF_5f_Num_20_3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5" style:display-name="RTF_Num 35">
      <text:list-level-style-number text:level="1" text:style-name="RTF_5f_Num_20_3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6" style:display-name="RTF_Num 36">
      <text:list-level-style-number text:level="1" text:style-name="RTF_5f_Num_20_3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7" style:display-name="RTF_Num 37">
      <text:list-level-style-number text:level="1" text:style-name="RTF_5f_Num_20_3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8" style:display-name="RTF_Num 38">
      <text:list-level-style-number text:level="1" text:style-name="RTF_5f_Num_20_3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9" style:display-name="RTF_Num 39">
      <text:list-level-style-number text:level="1" text:style-name="RTF_5f_Num_20_3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0" style:display-name="RTF_Num 40">
      <text:list-level-style-number text:level="1" text:style-name="RTF_5f_Num_20_4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1" style:display-name="RTF_Num 41">
      <text:list-level-style-number text:level="1" text:style-name="RTF_5f_Num_20_4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2" style:display-name="RTF_Num 42">
      <text:list-level-style-number text:level="1" text:style-name="RTF_5f_Num_20_4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3" style:display-name="RTF_Num 43">
      <text:list-level-style-number text:level="1" text:style-name="RTF_5f_Num_20_4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4" style:display-name="RTF_Num 44">
      <text:list-level-style-number text:level="1" text:style-name="RTF_5f_Num_20_4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5" style:display-name="RTF_Num 45">
      <text:list-level-style-number text:level="1" text:style-name="RTF_5f_Num_20_4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6" style:display-name="RTF_Num 46">
      <text:list-level-style-number text:level="1" text:style-name="RTF_5f_Num_20_4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7" style:display-name="RTF_Num 47">
      <text:list-level-style-number text:level="1" text:style-name="RTF_5f_Num_20_4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8" style:display-name="RTF_Num 48">
      <text:list-level-style-number text:level="1" text:style-name="RTF_5f_Num_20_4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9" style:display-name="RTF_Num 49">
      <text:list-level-style-number text:level="1" text:style-name="RTF_5f_Num_20_4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0" style:display-name="RTF_Num 50">
      <text:list-level-style-number text:level="1" text:style-name="RTF_5f_Num_20_5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age-count>3</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04:46:11</meta:creation-date>
    <dc:date>2014-10-07T11:02:23</dc:date>
    <meta:editing-duration>P2DT55M35S</meta:editing-duration>
    <meta:editing-cycles>1380</meta:editing-cycles>
    <meta:generator>LibreOffice/3.5$Linux_x86 LibreOffice_project/350m1$Build-2</meta:generator>
    <meta:print-date>2014-08-21T02:42:56</meta:print-date>
    <meta:document-statistic meta:table-count="0" meta:image-count="0" meta:object-count="1" meta:page-count="3" meta:paragraph-count="76" meta:word-count="598" meta:character-count="3542" meta:non-whitespace-character-count="30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Done">
      <style:graphic-properties draw:textarea-vertical-align="middle" draw:auto-grow-height="false"/>
    </style:style>
    <style:style style:name="gr2" style:family="graphic" style:parent-style-name="Done">
      <style:graphic-properties draw:textarea-vertical-align="middle" draw:auto-grow-height="false"/>
    </style:style>
    <style:style style:name="gr3"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color="#000000" draw:marker-end="Circle" draw:textarea-vertical-align="middle"/>
    </style:style>
    <style:style style:name="gr5" style:family="graphic" style:parent-style-name="standard">
      <style:graphic-properties draw:stroke="none" svg:stroke-color="#000000" draw:fill="none" draw:fill-color="#ffffff" fo:min-height="0.4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25cm" svg:height="1cm" svg:x="7.4cm" svg:y="3.5cm">
          <text:p/>
          <draw:enhanced-geometry svg:viewBox="0 0 21600 21600" draw:type="rectangle" draw:enhanced-path="M 0 0 L 21600 0 21600 21600 0 21600 0 0 Z N"/>
        </draw:custom-shape>
        <draw:custom-shape draw:style-name="gr1" draw:text-style-name="P1" draw:layer="layout" svg:width="2.2cm" svg:height="0.5cm" svg:x="6.4cm" svg:y="4.7cm">
          <text:p/>
          <draw:enhanced-geometry svg:viewBox="0 0 21600 21600" draw:type="rectangle" draw:enhanced-path="M 0 0 L 21600 0 21600 21600 0 21600 0 0 Z N"/>
        </draw:custom-shape>
        <draw:custom-shape draw:style-name="gr2" draw:text-style-name="P1" draw:layer="layout" svg:width="2cm" svg:height="0.5cm" svg:x="11.5cm" svg:y="2.7cm">
          <text:p/>
          <draw:enhanced-geometry svg:viewBox="0 0 21600 21600" draw:type="rectangle" draw:enhanced-path="M 0 0 L 21600 0 21600 21600 0 21600 0 0 Z N"/>
        </draw:custom-shape>
        <draw:custom-shape draw:style-name="gr1" draw:text-style-name="P1" draw:layer="layout" svg:width="2cm" svg:height="0.5cm" svg:x="6.5cm" svg:y="2.7cm">
          <text:p/>
          <draw:enhanced-geometry svg:viewBox="0 0 21600 21600" draw:type="rectangle" draw:enhanced-path="M 0 0 L 21600 0 21600 21600 0 21600 0 0 Z N"/>
        </draw:custom-shape>
        <draw:custom-shape draw:style-name="gr1" draw:text-style-name="P1" draw:layer="layout" svg:width="2cm" svg:height="0.25cm" svg:x="9cm" svg:y="2.9cm">
          <text:p/>
          <draw:enhanced-geometry svg:viewBox="0 0 21600 21600" draw:type="rectangle" draw:enhanced-path="M 0 0 L 21600 0 21600 21600 0 21600 0 0 Z N"/>
        </draw:custom-shape>
        <draw:custom-shape draw:style-name="gr3" draw:text-style-name="P2" xml:id="id1" draw:id="id1" draw:layer="layout" svg:width="3cm" svg:height="1cm" svg:x="6cm" svg:y="2.5cm">
          <text:p text:style-name="P1"><text:span text:style-name="T1">Message</text:span></text:p>
          <draw:enhanced-geometry svg:viewBox="0 0 21600 21600" draw:mirror-horizontal="false" draw:mirror-vertical="false" draw:type="rectangle" draw:enhanced-path="M 0 0 L 21600 0 21600 21600 0 21600 0 0 Z N"/>
        </draw:custom-shape>
        <draw:custom-shape draw:style-name="gr3" draw:text-style-name="P2" xml:id="id2" draw:id="id2" draw:layer="layout" svg:width="3cm" svg:height="1cm" svg:x="11cm" svg:y="2.5cm">
          <text:p text:style-name="P1"><text:span text:style-name="T1">Recipient</text:span></text:p>
          <draw:enhanced-geometry svg:viewBox="0 0 21600 21600" draw:mirror-horizontal="false" draw:mirror-vertical="false" draw:type="rectangle" draw:enhanced-path="M 0 0 L 21600 0 21600 21600 0 21600 0 0 Z N"/>
        </draw:custom-shape>
        <draw:custom-shape draw:style-name="gr3" draw:text-style-name="P2" xml:id="id3" draw:id="id3" draw:layer="layout" svg:width="3cm" svg:height="1cm" svg:x="6cm" svg:y="4.5cm">
          <text:p text:style-name="P1"><text:span text:style-name="T1">Attachment</text:span></text:p>
          <draw:enhanced-geometry svg:viewBox="0 0 21600 21600" draw:mirror-horizontal="false" draw:mirror-vertical="false" draw:type="rectangle" draw:enhanced-path="M 0 0 L 21600 0 21600 21600 0 21600 0 0 Z N"/>
        </draw:custom-shape>
        <draw:connector draw:style-name="gr4" draw:text-style-name="P1" draw:layer="layout" svg:x1="9cm" svg:y1="3cm" svg:x2="11cm" svg:y2="3cm" draw:start-shape="id1" draw:start-glue-point="1" draw:end-shape="id2" draw:end-glue-point="3" svg:d="m9000 3000h2000" svg:viewBox="0 0 2001 1">
          <text:p/>
        </draw:connector>
        <draw:frame draw:style-name="gr5" draw:text-style-name="P3" draw:layer="layout" svg:width="0.9cm" svg:height="0.7cm" svg:x="10.3cm" svg:y="3cm">
          <draw:text-box>
            <text:p text:style-name="P1"><text:span text:style-name="T2">1+</text:span></text:p>
          </draw:text-box>
        </draw:frame>
        <draw:connector draw:style-name="gr4" draw:text-style-name="P1" draw:layer="layout" svg:x1="7.5cm" svg:y1="3.5cm" svg:x2="7.5cm" svg:y2="4.5cm" draw:start-shape="id1" draw:start-glue-point="2" draw:end-shape="id3" svg:d="m7500 3500v1000" svg:viewBox="0 0 1 10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34" draw:display-name="Arrowheads 34" svg:viewBox="0 0 1013 1130" svg:d="m1009 1050-449-1008-22-30-29-12-34 12-21 26-449 1012-5 13v8l5 21 12 21 17 13 21 4h903l21-4 21-13 9-21 4-21v-8z"/>
    <draw:marker draw:name="Circle" svg:viewBox="0 0 1131 1131" svg:d="m462 1118-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graphic-properties draw:stroke="none" draw:stroke-dash="Dash_20_2" draw:fill-color="#ffffcc" draw:fill-image-width="0cm" draw:fill-image-height="0cm"/>
    </style:style>
    <style:style style:name="Todo" style:family="graphic">
      <style:graphic-properties draw:stroke="none" draw:fill-color="#e6e6ff"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